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3ecb" officeooo:paragraph-rsid="00003ecb"/>
    </style:style>
    <style:style style:name="P2" style:family="paragraph" style:parent-style-name="Standard">
      <style:text-properties officeooo:rsid="00003ecb" officeooo:paragraph-rsid="00010e40"/>
    </style:style>
    <style:style style:name="P3" style:family="paragraph" style:parent-style-name="Standard">
      <style:text-properties officeooo:rsid="00003ecb" officeooo:paragraph-rsid="00003ecb" fo:background-color="#99ff33"/>
    </style:style>
    <style:style style:name="P4" style:family="paragraph" style:parent-style-name="Standard">
      <style:text-properties officeooo:rsid="00003ecb" officeooo:paragraph-rsid="00010e40" fo:background-color="#99ff33"/>
    </style:style>
    <style:style style:name="P5" style:family="paragraph" style:parent-style-name="Standard">
      <style:text-properties officeooo:rsid="00003ecb" officeooo:paragraph-rsid="00003ecb" fo:background-color="transparent"/>
    </style:style>
    <style:style style:name="P6" style:family="paragraph" style:parent-style-name="Standard">
      <style:text-properties officeooo:rsid="00003ecb" officeooo:paragraph-rsid="00010e40" fo:background-color="#ffff00"/>
    </style:style>
    <style:style style:name="P7" style:family="paragraph" style:parent-style-name="Standard">
      <style:text-properties fo:font-weight="normal" officeooo:rsid="00003ecb" officeooo:paragraph-rsid="00010e40" style:font-weight-asian="normal" style:font-weight-complex="normal"/>
    </style:style>
    <style:style style:name="P8" style:family="paragraph" style:parent-style-name="Standard">
      <style:text-properties fo:font-weight="normal" officeooo:rsid="00003ecb" officeooo:paragraph-rsid="00010e40" fo:background-color="#99ff33" style:font-weight-asian="normal" style:font-weight-complex="normal"/>
    </style:style>
    <style:style style:name="P9" style:family="paragraph" style:parent-style-name="Standard">
      <style:text-properties fo:font-weight="normal" officeooo:rsid="00003ecb" officeooo:paragraph-rsid="00010e40" fo:background-color="transparent" style:font-weight-asian="normal" style:font-weight-complex="normal"/>
    </style:style>
    <style:style style:name="P10" style:family="paragraph" style:parent-style-name="Standard">
      <style:text-properties fo:color="#ff0000" fo:font-weight="normal" officeooo:rsid="00003ecb" officeooo:paragraph-rsid="00003ecb" style:font-weight-asian="normal" style:font-weight-complex="normal"/>
    </style:style>
    <style:style style:name="P11" style:family="paragraph" style:parent-style-name="Standard" style:list-style-name="L1">
      <style:text-properties officeooo:rsid="00003ecb" officeooo:paragraph-rsid="00003ecb"/>
    </style:style>
    <style:style style:name="P12" style:family="paragraph" style:parent-style-name="Standard" style:list-style-name="L1">
      <style:text-properties fo:font-weight="bold" officeooo:rsid="00003ecb" officeooo:paragraph-rsid="00003ecb" style:font-weight-asian="bold" style:font-weight-complex="bold"/>
    </style:style>
    <style:style style:name="P13" style:family="paragraph" style:parent-style-name="Standard">
      <style:text-properties officeooo:rsid="00003ecb" officeooo:paragraph-rsid="00010e40" fo:background-color="#99ff33"/>
    </style:style>
    <style:style style:name="P14" style:family="paragraph" style:parent-style-name="Standard">
      <style:text-properties officeooo:rsid="0006b8b7" officeooo:paragraph-rsid="0006b8b7" fo:background-color="#99ff33"/>
    </style:style>
    <style:style style:name="P15" style:family="paragraph" style:parent-style-name="Standard">
      <style:text-properties officeooo:rsid="00003ecb" officeooo:paragraph-rsid="00010e40" fo:background-color="transparent"/>
    </style:style>
    <style:style style:name="P16" style:family="paragraph" style:parent-style-name="Standard">
      <style:text-properties fo:color="#ff0000" fo:font-weight="normal" officeooo:rsid="00003ecb" officeooo:paragraph-rsid="00003ecb" style:font-weight-asian="normal" style:font-weight-complex="normal"/>
    </style:style>
    <style:style style:name="P17" style:family="paragraph" style:parent-style-name="Standard">
      <style:text-properties officeooo:rsid="0006b8b7" officeooo:paragraph-rsid="0006b8b7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background-color="transparent" loext:char-shading-value="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2329127684755364" text:style-name="L1">
        <text:list-item>
          <text:p text:style-name="P11"><text:span text:style-name="T2">Накатить бэкап базы</text:span> </text:p>
        </text:list-item>
      </text:list>
      <text:p text:style-name="P1">lyudmila@lyudmila-Lenovo-IdeaPad-Z500:~/Learning/bsa2018/mongodb$ <text:span text:style-name="T1">mongoimport --db hometaskDB --file users.json</text:span></text:p>
      <text:p text:style-name="P3">connected to: 127.0.0.1</text:p>
      <text:p text:style-name="P3">no collection specified!</text:p>
      <text:p text:style-name="P3">using filename 'users' as collection.</text:p>
      <text:p text:style-name="P3">2018-05-13T18:14:32.856+0300 check 9 844</text:p>
      <text:p text:style-name="P3">2018-05-13T18:14:32.856+0300 imported 844 objects</text:p>
      <text:p text:style-name="P3"/>
      <text:p text:style-name="P1">&gt; show dbs</text:p>
      <text:p text:style-name="P1">admin <text:s text:c="6"/>(empty)</text:p>
      <text:p text:style-name="P1">hometaskDB <text:s/>0.078GB</text:p>
      <text:p text:style-name="P1">local <text:s text:c="6"/>0.078GB</text:p>
      <text:p text:style-name="P1"/>
      <text:p text:style-name="P1">&gt; db.users.count()</text:p>
      <text:p text:style-name="P5">844</text:p>
      <text:p text:style-name="P5"/>
      <text:list xml:id="list215254046581887" text:continue-numbering="true" text:style-name="L1">
        <text:list-item>
          <text:p text:style-name="P12">Найти средний возраст людей в системе</text:p>
        </text:list-item>
      </text:list>
      <text:p text:style-name="P1">&gt; <text:span text:style-name="T1">db.users.aggregate([{$group:{_id : null, avgQuantity : { $avg: "$age"}}}])</text:span></text:p>
      <text:p text:style-name="P3">{ "_id" : null, "avgQuantity" : 30.38862559241706 }</text:p>
      <text:p text:style-name="P3"/>
      <text:list xml:id="list215254936669537" text:continue-numbering="true" text:style-name="L1">
        <text:list-item>
          <text:p text:style-name="P12">Найти средний возраст в штате Аляска</text:p>
        </text:list-item>
      </text:list>
      <text:p text:style-name="P1">&gt; db.users.find({address:{$regex:/.*Alaska.*/}})</text:p>
      <text:p text:style-name="P1"/>
      <text:p text:style-name="P1">&gt; <text:span text:style-name="T1">db.users.aggregate({$match:{address:{$regex:/.*Alaska.*/}}},{$group:{_id:null,avgQuantity: { $avg: "$age"}}})</text:span></text:p>
      <text:p text:style-name="P3">{ "_id" : null, "avgQuantity" : 31.5 }</text:p>
      <text:p text:style-name="P3"/>
      <text:list xml:id="list215254036882577" text:continue-numbering="true" text:style-name="L1">
        <text:list-item>
          <text:p text:style-name="P12">Начиная от Math.ceil(avg + avg_alaska) найти первого человека с другом по имени Деннис</text:p>
        </text:list-item>
      </text:list>
      <text:p text:style-name="P1">&gt; db.users.find({"friends.name":{$regex:/.* Dennis.*/}}).count()</text:p>
      <text:p text:style-name="P1">3</text:p>
      <text:p text:style-name="P1"/>
      <text:p text:style-name="P17"><text:span text:style-name="T1">&gt; db.users.aggregate({$match:{$and:[{age:{$lt:62}},{"friends.name":{$regex:/. Dennis.*/}}]}},{$limit:1}).pretty()</text:span></text:p>
      <text:p text:style-name="P14">{</text:p>
      <text:p text:style-name="P14"><text:tab/>"_id" : ObjectId("5adf3c1544abaca147cdd382"),</text:p>
      <text:p text:style-name="P14"><text:tab/>"index" : 56,</text:p>
      <text:p text:style-name="P14"><text:tab/>"guid" : "ef2036ee-921a-404a-a981-1069d87d82ff",</text:p>
      <text:p text:style-name="P14"><text:tab/>"isActive" : false,</text:p>
      <text:p text:style-name="P14"><text:tab/>"balance" : "$1,671.85",</text:p>
      <text:p text:style-name="P14"><text:tab/>"picture" : "http://placehold.it/32x32",</text:p>
      <text:p text:style-name="P14"><text:tab/>"age" : 36,</text:p>
      <text:p text:style-name="P14"><text:tab/>"eyeColor" : "green",</text:p>
      <text:p text:style-name="P14"><text:tab/>"name" : "Campos House",</text:p>
      <text:p text:style-name="P14"><text:tab/>"gender" : "male",</text:p>
      <text:p text:style-name="P14"><text:tab/>"company" : "PYRAMIA",</text:p>
      <text:p text:style-name="P14"><text:tab/>"email" : "camposhouse@pyramia.com",</text:p>
      <text:p text:style-name="P14"><text:tab/>"phone" : "+1 (917) 439-2353",</text:p>
      <text:p text:style-name="P14"><text:tab/>"address" : "525 Irving Street, Strong, Maine, 1856",</text:p>
      <text:p text:style-name="P14"><text:tab/>"about" : "Magna ad esse ea exercitation. Labore deserunt ea veniam ad dolor ex aliqua cillum ullamco. Deserunt veniam aliquip id nostrud Lorem est irure ullamco adipisicing ex in. <text:soft-page-break/>Ullamco dolor nostrud dolore sunt cillum mollit tempor et laborum pariatur et consectetur occaecat incididunt.\r\n",</text:p>
      <text:p text:style-name="P14"><text:tab/>"registered" : "2017-07-09T03:54:59 -03:00",</text:p>
      <text:p text:style-name="P14"><text:tab/>"latitude" : -48.063836,</text:p>
      <text:p text:style-name="P14"><text:tab/>"longitude" : 54.918026,</text:p>
      <text:p text:style-name="P14"><text:tab/>"tags" : [</text:p>
      <text:p text:style-name="P14"><text:tab/><text:tab/>"qui",</text:p>
      <text:p text:style-name="P14"><text:tab/><text:tab/>"nostrud",</text:p>
      <text:p text:style-name="P14"><text:tab/><text:tab/>"eiusmod",</text:p>
      <text:p text:style-name="P14"><text:tab/><text:tab/>"id",</text:p>
      <text:p text:style-name="P14"><text:tab/><text:tab/>"ipsum",</text:p>
      <text:p text:style-name="P14"><text:tab/><text:tab/>"fugiat",</text:p>
      <text:p text:style-name="P14"><text:tab/><text:tab/>"commodo"</text:p>
      <text:p text:style-name="P14"><text:tab/>],</text:p>
      <text:p text:style-name="P14"><text:tab/>"friends" : [</text:p>
      <text:p text:style-name="P14"><text:tab/><text:tab/>{</text:p>
      <text:p text:style-name="P14"><text:tab/><text:tab/><text:tab/>"id" : 0,</text:p>
      <text:p text:style-name="P14"><text:tab/><text:tab/><text:tab/>"name" : "Leonor Blevins"</text:p>
      <text:p text:style-name="P14"><text:tab/><text:tab/>},</text:p>
      <text:p text:style-name="P14"><text:tab/><text:tab/>{</text:p>
      <text:p text:style-name="P14"><text:tab/><text:tab/><text:tab/>"id" : 1,</text:p>
      <text:p text:style-name="P14"><text:tab/><text:tab/><text:tab/>"name" : "Boyle Dennis"</text:p>
      <text:p text:style-name="P14"><text:tab/><text:tab/>},</text:p>
      <text:p text:style-name="P14"><text:tab/><text:tab/>{</text:p>
      <text:p text:style-name="P14"><text:tab/><text:tab/><text:tab/>"id" : 2,</text:p>
      <text:p text:style-name="P14"><text:tab/><text:tab/><text:tab/>"name" : "Sybil Walton"</text:p>
      <text:p text:style-name="P14"><text:tab/><text:tab/>}</text:p>
      <text:p text:style-name="P14"><text:tab/>],</text:p>
      <text:p text:style-name="P14"><text:tab/>"greeting" : "Hello, Campos House! You have 8 unread messages.",</text:p>
      <text:p text:style-name="P14"><text:tab/>"favoriteFruit" : "banana"</text:p>
      <text:p text:style-name="P14">}</text:p>
      <text:p text:style-name="P10"/>
      <text:p text:style-name="P10"/>
      <text:list xml:id="list215254650126460" text:continue-numbering="true" text:style-name="L1">
        <text:list-item>
          <text:p text:style-name="P12">Найти людей из того же штата, что и предыдущий человек</text:p>
        </text:list-item>
      </text:list>
      <text:p text:style-name="P2">&gt; db.users.find({address:{$regex:/.*Maine.*/}}).count();</text:p>
      <text:p text:style-name="P2">14</text:p>
      <text:p text:style-name="P2"/>
      <text:p text:style-name="P2"/>
      <text:p text:style-name="P6">&gt; db.users.find({address:{$regex:/.*Maine.*/}},{_id:1,name:1,age:1,address:1}).pretty()</text:p>
      <text:p text:style-name="P4">{</text:p>
      <text:p text:style-name="P4"><text:tab/>"_id" : ObjectId("5adf3c1544abaca147cdd382"),</text:p>
      <text:p text:style-name="P4"><text:tab/>"age" : 36,</text:p>
      <text:p text:style-name="P4"><text:tab/>"name" : "Campos House",</text:p>
      <text:p text:style-name="P4"><text:tab/>"address" : "525 Irving Street, Strong, Maine, 1856"</text:p>
      <text:p text:style-name="P4">}</text:p>
      <text:p text:style-name="P4">{</text:p>
      <text:p text:style-name="P4"><text:tab/>"_id" : ObjectId("5adf3c1544abaca147cdd3bd"),</text:p>
      <text:p text:style-name="P4"><text:tab/>"age" : 28,</text:p>
      <text:p text:style-name="P4"><text:tab/>"name" : "Galloway Mckay",</text:p>
      <text:p text:style-name="P4"><text:tab/>"address" : "441 Livingston Street, Rosine, Maine, 4877"</text:p>
      <text:p text:style-name="P4">}</text:p>
      <text:p text:style-name="P4">{</text:p>
      <text:p text:style-name="P4"><text:soft-page-break/><text:tab/>"_id" : ObjectId("5adf3c1544abaca147cdd3f8"),</text:p>
      <text:p text:style-name="P4"><text:tab/>"age" : 28,</text:p>
      <text:p text:style-name="P4"><text:tab/>"name" : "Richard Lancaster",</text:p>
      <text:p text:style-name="P4"><text:tab/>"address" : "761 Russell Street, Volta, Maine, 8636"</text:p>
      <text:p text:style-name="P4">}</text:p>
      <text:p text:style-name="P4">{</text:p>
      <text:p text:style-name="P4"><text:tab/>"_id" : ObjectId("5adf3c1544abaca147cdd442"),</text:p>
      <text:p text:style-name="P4"><text:tab/>"age" : 22,</text:p>
      <text:p text:style-name="P4"><text:tab/>"name" : "Whitfield Yates",</text:p>
      <text:p text:style-name="P4"><text:tab/>"address" : "711 Farragut Place, Steinhatchee, Maine, 2101"</text:p>
      <text:p text:style-name="P4">}</text:p>
      <text:p text:style-name="P4">{</text:p>
      <text:p text:style-name="P4"><text:tab/>"_id" : ObjectId("5adf3c1544abaca147cdd46b"),</text:p>
      <text:p text:style-name="P4"><text:tab/>"age" : 25,</text:p>
      <text:p text:style-name="P4"><text:tab/>"name" : "Jimenez Kirk",</text:p>
      <text:p text:style-name="P4"><text:tab/>"address" : "516 Conover Street, Takilma, Maine, 3150"</text:p>
      <text:p text:style-name="P4">}</text:p>
      <text:p text:style-name="P4">{</text:p>
      <text:p text:style-name="P4"><text:tab/>"_id" : ObjectId("5adf3c1544abaca147cdd4a2"),</text:p>
      <text:p text:style-name="P4"><text:tab/>"age" : 22,</text:p>
      <text:p text:style-name="P4"><text:tab/>"name" : "Jodi Mcpherson",</text:p>
      <text:p text:style-name="P4"><text:tab/>"address" : "610 Estate Road, Wells, Maine, 3095"</text:p>
      <text:p text:style-name="P4">}</text:p>
      <text:p text:style-name="P4">{</text:p>
      <text:p text:style-name="P4"><text:tab/>"_id" : ObjectId("5adf3c1544abaca147cdd4dc"),</text:p>
      <text:p text:style-name="P4"><text:tab/>"age" : 39,</text:p>
      <text:p text:style-name="P4"><text:tab/>"name" : "Concetta Neal",</text:p>
      <text:p text:style-name="P4"><text:tab/>"address" : "415 Osborn Street, Cavalero, Maine, 5113"</text:p>
      <text:p text:style-name="P4">}</text:p>
      <text:p text:style-name="P4">{</text:p>
      <text:p text:style-name="P4"><text:tab/>"_id" : ObjectId("5adf3c1544abaca147cdd516"),</text:p>
      <text:p text:style-name="P4"><text:tab/>"age" : 30,</text:p>
      <text:p text:style-name="P4"><text:tab/>"name" : "Cristina Hopper",</text:p>
      <text:p text:style-name="P4"><text:tab/>"address" : "987 Huron Street, Vernon, Maine, 3063"</text:p>
      <text:p text:style-name="P4">}</text:p>
      <text:p text:style-name="P4">{</text:p>
      <text:p text:style-name="P4"><text:tab/>"_id" : ObjectId("5adf3c1544abaca147cdd550"),</text:p>
      <text:p text:style-name="P4"><text:tab/>"age" : 23,</text:p>
      <text:p text:style-name="P4"><text:tab/>"name" : "Rosalyn Solomon",</text:p>
      <text:p text:style-name="P4"><text:tab/>"address" : "223 Gerald Court, Harleigh, Maine, 9447"</text:p>
      <text:p text:style-name="P4">}</text:p>
      <text:p text:style-name="P4">{</text:p>
      <text:p text:style-name="P4"><text:tab/>"_id" : ObjectId("5adf3c1544abaca147cdd58a"),</text:p>
      <text:p text:style-name="P4"><text:tab/>"age" : 21,</text:p>
      <text:p text:style-name="P4"><text:tab/>"name" : "Mcbride Butler",</text:p>
      <text:p text:style-name="P4"><text:tab/>"address" : "461 Cozine Avenue, Devon, Maine, 2535"</text:p>
      <text:p text:style-name="P4">}</text:p>
      <text:p text:style-name="P4">{</text:p>
      <text:p text:style-name="P4"><text:tab/>"_id" : ObjectId("5adf3c1544abaca147cdd5c7"),</text:p>
      <text:p text:style-name="P4"><text:tab/>"age" : 37,</text:p>
      <text:p text:style-name="P4"><text:tab/>"name" : "Gaines Wheeler",</text:p>
      <text:p text:style-name="P4"><text:tab/>"address" : "976 Bartlett Street, Glendale, Maine, 369"</text:p>
      <text:p text:style-name="P4"><text:soft-page-break/>}</text:p>
      <text:p text:style-name="P4">{</text:p>
      <text:p text:style-name="P4"><text:tab/>"_id" : ObjectId("5adf3c1544abaca147cdd5ff"),</text:p>
      <text:p text:style-name="P4"><text:tab/>"age" : 33,</text:p>
      <text:p text:style-name="P4"><text:tab/>"name" : "Lucia Short",</text:p>
      <text:p text:style-name="P4"><text:tab/>"address" : "527 Dewey Place, Elrama, Maine, 4262"</text:p>
      <text:p text:style-name="P4">}</text:p>
      <text:p text:style-name="P4">{</text:p>
      <text:p text:style-name="P4"><text:tab/>"_id" : ObjectId("5adf3c1544abaca147cdd63a"),</text:p>
      <text:p text:style-name="P4"><text:tab/>"age" : 28,</text:p>
      <text:p text:style-name="P4"><text:tab/>"name" : "Brandi Griffin",</text:p>
      <text:p text:style-name="P4"><text:tab/>"address" : "212 Lefferts Avenue, Bancroft, Maine, 4346"</text:p>
      <text:p text:style-name="P4">}</text:p>
      <text:p text:style-name="P4">{</text:p>
      <text:p text:style-name="P4"><text:tab/>"_id" : ObjectId("5adf3c1544abaca147cdd672"),</text:p>
      <text:p text:style-name="P4"><text:tab/>"age" : 34,</text:p>
      <text:p text:style-name="P4"><text:tab/>"name" : "Carrillo Watkins",</text:p>
      <text:p text:style-name="P4"><text:tab/>"address" : "931 Trucklemans Lane, Reno, Maine, 9757"</text:p>
      <text:p text:style-name="P4">}</text:p>
      <text:p text:style-name="P2"/>
      <text:p text:style-name="P2"><text:s/>-<text:span text:style-name="T2"> Посмотреть какой фрукт любят больше всего в этом штате (аггрегация)</text:span></text:p>
      <text:p text:style-name="P2">&gt; <text:span text:style-name="T1">db.users.aggregate([{ "$match": {address:{$regex:/.*Maine.*/}}},{ "$group": {"_id": {"favouriteFruit":"$favoriteFruit"},"count": { "$sum": 1 }}}])</text:span></text:p>
      <text:p text:style-name="P4">{ "_id" : { "favouriteFruit" : "apple" }, "count" : 6 }</text:p>
      <text:p text:style-name="P4">{ "_id" : { "favouriteFruit" : "strawberry" }, "count" : 3 }</text:p>
      <text:p text:style-name="P8">{ "_id" : { "favouriteFruit" : "banana" }, "count" : 5 }</text:p>
      <text:list xml:id="list215253916278237" text:continue-numbering="true" text:style-name="L1">
        <text:list-header>
          <text:p text:style-name="P12"/>
        </text:list-header>
        <text:list-item>
          <text:p text:style-name="P12">Найти саммого раннего зарегистрировавшегося пользователя с таким любимым фруктом</text:p>
        </text:list-item>
      </text:list>
      <text:p text:style-name="P2">&gt; db.users.find({favoriteFruit:{$regex:/apple/}},{_id:null, name:1, favoriteFruit:1, age:1, registered:1}).pretty()</text:p>
      <text:p text:style-name="P2"/>
      <text:p text:style-name="P15">&gt; db.users.aggregate([{$group:{_id:'$favoriteFruit', firstRegistered: { $min: "$registered" }}}])</text:p>
      <text:p text:style-name="P2">{ "_id" : "banana", "firstRegistered" : "2014-01-01T12:56:22 -02:00" }</text:p>
      <text:p text:style-name="P2">{ "_id" : "strawberry", "firstRegistered" : "2014-01-02T02:39:51 -02:00" }</text:p>
      <text:p text:style-name="P2">{ "_id" : "apple", "firstRegistered" : "2014-01-02T10:16:56 -02:00" }</text:p>
      <text:p text:style-name="P2"/>
      <text:p text:style-name="P6"><text:span text:style-name="T3">&gt; </text:span>db.users.aggregate([{$match:{favoriteFruit:{$regex:/apple/}}},{$group:{_id:'$favoriteFruit', firstRegistered: { $min: "$registered" }}},{_id:1,name:1,age:1,favoriteFruit:1,registered:1}])</text:p>
      <text:p text:style-name="P4">{ "_id" : "apple", "firstRegistered" : "2014-01-02T10:16:56 -02:00" }</text:p>
      <text:p text:style-name="P2"/>
      <text:p text:style-name="P2"/>
      <text:p text:style-name="P2"><text:span text:style-name="T3">&gt; </text:span><text:span text:style-name="T1">db.users.find({favoriteFruit:{$regex:/apple/}, registered: { $eq: "2014-01-02T10:16:56</text:span> <text:span text:style-name="T1">-02:00"}},{_id:1, name:1, favoriteFruit:1, age:1, registered:1}).pretty()</text:span></text:p>
      <text:p text:style-name="P4">{</text:p>
      <text:p text:style-name="P4"><text:tab/>"_id" : ObjectId("5adf3c1544abaca147cdd568"),</text:p>
      <text:p text:style-name="P4"><text:tab/>"age" : 37,</text:p>
      <text:p text:style-name="P4"><text:tab/>"name" : "Magdalena Compton",</text:p>
      <text:p text:style-name="P4"><text:tab/>"registered" : "2014-01-02T10:16:56 -02:00",</text:p>
      <text:p text:style-name="P4"><text:tab/>"favoriteFruit" : "apple"</text:p>
      <text:p text:style-name="P8">}</text:p>
      <text:p text:style-name="P8"/>
      <text:list xml:id="list215253626606148" text:continue-numbering="true" text:style-name="L1">
        <text:list-item>
          <text:p text:style-name="P12"><text:soft-page-break/>Добавить этому пользовелю свойтво: { features: 'first apple eater' }</text:p>
        </text:list-item>
      </text:list>
      <text:p text:style-name="P7">&gt; <text:span text:style-name="T1">db.users.update({_id:ObjectId("5adf3c1544abaca147cdd568")},{$set:{features:'first apple eater'}},{upsert:1})</text:span></text:p>
      <text:p text:style-name="P8">WriteResult({ "nMatched" : 1, "nUpserted" : 0, "nModified" : 1 })</text:p>
      <text:p text:style-name="P8"/>
      <text:p text:style-name="P2">&gt; db.users.find({favoriteFruit:{$regex:/apple/}, registered: { $eq: "2014-01-02T10:16:56 -02:00"}},{_id:1, name:1, features:1}).pretty()</text:p>
      <text:p text:style-name="P2">{</text:p>
      <text:p text:style-name="P2"><text:tab/>"_id" : ObjectId("5adf3c1544abaca147cdd568"),</text:p>
      <text:p text:style-name="P2"><text:tab/>"name" : "Magdalena Compton",</text:p>
      <text:p text:style-name="P2"><text:tab/>"features" : "first apple eater"</text:p>
      <text:p text:style-name="P9">}</text:p>
      <text:p text:style-name="P8"/>
      <text:list xml:id="list215255442190149" text:continue-numbering="true" text:style-name="L1">
        <text:list-item>
          <text:p text:style-name="P12">Удалить всех любителей клубники (написать количество удаленных пользователей)</text:p>
        </text:list-item>
      </text:list>
      <text:p text:style-name="P2">&gt; db.users.find({favoriteFruit:{$eq:"strawberry"}}).count()</text:p>
      <text:p text:style-name="P2">253</text:p>
      <text:p text:style-name="P2"/>
      <text:p text:style-name="P2">&gt; <text:span text:style-name="T1">db.users.remove({favoriteFruit:{$eq:"strawberry"}})</text:span></text:p>
      <text:p text:style-name="P4">WriteResult({ "nRemoved" : 253 })</text:p>
      <text:p text:style-name="P2"/>
      <text:p text:style-name="P2">&gt; db.users.find({favoriteFruit:{$eq:"strawberry"}}).count()</text:p>
      <text:p text:style-name="P2">0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4:04:21.912824715</meta:creation-date>
    <dc:date>2018-05-14T21:51:51.739123295</dc:date>
    <meta:editing-duration>PT4M28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5" meta:paragraph-count="194" meta:word-count="792" meta:character-count="6638" meta:non-whitespace-character-count="5903"/>
  </office:meta>
</office:document-meta>
</file>